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text-properties fo:background-color="transparent"/>
    </style:style>
    <style:style style:name="P14" style:family="paragraph" style:parent-style-name="Table_20_Contents">
      <style:text-properties style:font-name="Arial1" fo:font-size="11pt" fo:language="ca" fo:country="ES"/>
    </style:style>
    <style:style style:name="P15" style:family="paragraph" style:parent-style-name="Table_20_Contents">
      <style:paragraph-properties fo:text-align="center" style:justify-single-word="false"/>
      <style:text-properties style:font-name="Arial" fo:font-size="16pt" style:font-size-asian="16pt" style:font-size-complex="16pt"/>
    </style:style>
    <style:style style:name="P1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 style:family="paragraph" style:parent-style-name="Table_20_Contents">
      <style:paragraph-properties fo:text-align="center" style:justify-single-word="false"/>
      <style:text-properties style:font-name="Arial" fo:font-size="2pt" style:font-size-asian="2pt" style:font-size-complex="2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paragraph-properties fo:text-align="start" style:justify-single-word="false"/>
      <style:text-properties style:font-name="Courier New" fo:font-size="9pt" style:font-size-asian="9pt" style:font-size-complex="9pt"/>
    </style:style>
    <style:style style:name="P28" style:family="paragraph" style:parent-style-name="Table_20_Contents">
      <style:paragraph-properties fo:text-align="justify" style:justify-single-word="false"/>
      <style:text-properties style:font-name="Courier New" fo:font-size="8pt" style:font-size-asian="8pt" style:font-size-complex="8pt"/>
    </style:style>
    <style:style style:name="P29"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zxx" fo:country="none"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1" style:family="paragraph" style:parent-style-name="Text_20_body">
      <style:paragraph-properties fo:break-before="page"/>
    </style:style>
    <style:style style:name="P32" style:family="paragraph" style:parent-style-name="Subtitle">
      <style:paragraph-properties fo:text-align="center" style:justify-single-word="false"/>
    </style:style>
    <style:style style:name="P33" style:family="paragraph" style:parent-style-name="Title">
      <style:paragraph-properties fo:text-align="center" style:justify-single-word="false"/>
    </style:style>
    <style:style style:name="P34" style:family="paragraph" style:parent-style-name="Title">
      <style:paragraph-properties fo:text-align="center" style:justify-single-word="false"/>
      <style:text-properties fo:font-style="italic" style:font-style-asian="italic" style:font-style-complex="italic"/>
    </style:style>
    <style:style style:name="P35" style:family="paragraph" style:parent-style-name="Text_20_body">
      <style:text-properties fo:language="ca" fo:country="ES" fo:background-color="transparent"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38"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40"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1"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42"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43"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4"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5"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6"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7" style:family="paragraph" style:parent-style-name="Standard" style:master-page-name="First_20_Page">
      <style:paragraph-properties fo:text-align="end" style:justify-single-word="false" style:page-number="auto"/>
      <style:text-properties style:font-name="Arial"/>
    </style:style>
    <style:style style:name="P4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51"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53"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54"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55" style:family="paragraph" style:parent-style-name="Standard">
      <style:text-properties fo:language="ca" fo:country="ES" fo:background-color="transparent"/>
    </style:style>
    <style:style style:name="P56"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57"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60"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61"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62"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63"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64"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65"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66" style:family="paragraph" style:parent-style-name="Text_20_body">
      <style:paragraph-properties fo:text-align="justify" style:justify-single-word="false"/>
      <style:text-properties fo:language="ca" fo:country="ES" fo:background-color="transparent"/>
    </style:style>
    <style:style style:name="P67" style:family="paragraph" style:parent-style-name="Text_20_body" style:list-style-name="L14">
      <style:paragraph-properties fo:text-align="justify" style:justify-single-word="false"/>
      <style:text-properties fo:language="ca" fo:country="ES" fo:background-color="transparent"/>
    </style:style>
    <style:style style:name="P68"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69" style:family="paragraph" style:parent-style-name="Text_20_body" style:list-style-name="L10">
      <style:paragraph-properties fo:text-align="justify" style:justify-single-word="false"/>
    </style:style>
    <style:style style:name="P70"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1"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2"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3"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4"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5" style:family="paragraph" style:parent-style-name="Text_20_body"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6"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77"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78"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79"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80"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81"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82"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83"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84"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85"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86"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87" style:family="paragraph" style:parent-style-name="Table_20_Contents" style:list-style-name="L14">
      <style:paragraph-properties fo:text-align="justify" style:justify-single-word="false"/>
      <style:text-properties style:use-window-font-color="true"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88"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1"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6"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8"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9"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1"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2" style:family="paragraph" style:parent-style-name="Table_20_Contents">
      <style:paragraph-properties fo:text-align="justify" style:justify-single-word="false"/>
      <style:text-properties fo:language="ca" fo:country="ES" fo:background-color="transparent"/>
    </style:style>
    <style:style style:name="P103" style:family="paragraph" style:parent-style-name="Table_20_Contents" style:list-style-name="L14">
      <style:paragraph-properties fo:text-align="justify" style:justify-single-word="false"/>
      <style:text-properties fo:language="ca" fo:country="ES" fo:background-color="transparent"/>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2">
      <style:paragraph-properties>
        <style:tab-stops>
          <style:tab-stop style:position="16.501cm" style:type="right" style:leader-style="dotted" style:leader-text="."/>
        </style:tab-stops>
      </style:paragraph-properties>
    </style:style>
    <style:style style:name="P106" style:family="paragraph" style:parent-style-name="Heading_20_3">
      <style:text-properties fo:language="ca" fo:country="ES"/>
    </style:style>
    <style:style style:name="P107"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08" style:family="paragraph" style:parent-style-name="Heading_20_3">
      <style:text-properties fo:language="ca" fo:country="ES" fo:background-color="transparent" style:language-asian="zxx" style:country-asian="none" style:language-complex="zxx" style:country-complex="none"/>
    </style:style>
    <style:style style:name="P109"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10"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11"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4" style:family="text">
      <style:text-properties style:use-window-font-color="true"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5" style:family="text">
      <style:text-properties style:use-window-font-color="true"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6"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7" style:family="text">
      <style:text-properties style:text-line-through-style="none" style:text-line-through-type="none" style:font-name="Arial" style:language-asian="zxx" style:country-asian="none" style:language-complex="zxx" style:country-complex="none"/>
    </style:style>
    <style:style style:name="T8" style:family="text">
      <style:text-properties officeooo:rsid="000f56a1"/>
    </style:style>
    <style:style style:name="T9" style:family="text">
      <style:text-properties officeooo:rsid="000f97f6"/>
    </style:style>
    <style:style style:name="T10" style:family="text">
      <style:text-properties officeooo:rsid="001360a3"/>
    </style:style>
    <style:style style:name="T11" style:family="text">
      <style:text-properties officeooo:rsid="0018a4ff"/>
    </style:style>
    <style:style style:name="T12" style:family="text">
      <style:text-properties officeooo:rsid="001a714b"/>
    </style:style>
    <style:style style:name="T13" style:family="text">
      <style:text-properties officeooo:rsid="001df0e9"/>
    </style:style>
    <style:style style:name="T14" style:family="text">
      <style:text-properties officeooo:rsid="001f9d7f"/>
    </style:style>
    <style:style style:name="T15" style:family="text">
      <style:text-properties officeooo:rsid="00216caf"/>
    </style:style>
    <style:style style:name="T16" style:family="text">
      <style:text-properties officeooo:rsid="00216caf" fo:background-color="#ffffff" loext:char-shading-value="0"/>
    </style:style>
    <style:style style:name="T17" style:family="text">
      <style:text-properties officeooo:rsid="002385cb"/>
    </style:style>
    <style:style style:name="T18" style:family="text">
      <style:text-properties officeooo:rsid="00251f38"/>
    </style:style>
    <style:style style:name="T19" style:family="text">
      <style:text-properties style:language-asian="zxx" style:country-asian="none" style:language-complex="zxx" style:country-complex="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4"/>
      <text:p text:style-name="P4"/>
      <text:p text:style-name="P6"><draw:frame draw:style-name="fr2" draw:name="gráficos2" text:anchor-type="paragraph" svg:width="6.391cm" svg:height="3.346cm" draw:z-index="28"><draw:image xlink:href="Pictures/10000201000000E90000007A56FA1ADC77FFC228.png" xlink:type="simple" xlink:show="embed" xlink:actuate="onLoad" loext:mime-type="image/png"/></draw:frame></text:p>
      <text:p text:style-name="P4"/>
      <text:p text:style-name="P33">Manual de </text:p>
      <text:p text:style-name="P34">Migració de Versions</text:p>
      <text:p text:style-name="P33">de PortaFIB</text:p>
      <text:p text:style-name="P32">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8"><draw:frame draw:style-name="fr3" draw:name="gràfics88" text:anchor-type="as-char" svg:width="4.944cm" svg:height="4.658cm" draw:z-index="30"><draw:image xlink:href="Pictures/10000201000002E6000002BBB8F8332B0EE480C1.png" xlink:type="simple" xlink:show="embed" xlink:actuate="onLoad" loext:mime-type="image/png"/></draw:frame><text:s/></text:p>
          </table:table-cell>
          <table:table-cell table:style-name="Tabla2.A1" office:value-type="string">
            <text:p text:style-name="P15"/>
          </table:table-cell>
          <table:table-cell table:style-name="Tabla2.C1" office:value-type="string">
            <text:p text:style-name="P15"><draw:frame draw:style-name="fr4" draw:name="gràfics125" text:anchor-type="char" svg:width="5.096cm" svg:height="3.911cm" draw:z-index="29"><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4">Manual de Migració de Versions de PortaFIB</text:p>
          </table:table-cell>
          <table:covered-table-cell/>
          <table:covered-table-cell/>
        </table:table-row>
        <table:table-row table:style-name="Tabla3.5">
          <table:table-cell table:style-name="Tabla3.A3" office:value-type="string" table:protected="true">
            <text:p text:style-name="P24">Estat:</text:p>
          </table:table-cell>
          <table:table-cell table:style-name="Tabla3.B4" table:number-columns-spanned="3" office:value-type="string">
            <text:p text:style-name="P14">Esborrany/Aprovat</text:p>
          </table:table-cell>
          <table:covered-table-cell/>
          <table:covered-table-cell/>
        </table:table-row>
        <table:table-row table:style-name="Tabla3.6">
          <table:table-cell table:style-name="Tabla3.A3" office:value-type="string" table:protected="true">
            <text:p text:style-name="P24">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24">Autor/s:</text:p>
          </table:table-cell>
          <table:table-cell table:style-name="Tabla3.B4" table:number-columns-spanned="3" office:value-type="string">
            <text:p text:style-name="P14">Antoni Nadal Bennasar</text:p>
          </table:table-cell>
          <table:covered-table-cell/>
          <table:covered-table-cell/>
        </table:table-row>
        <table:table-row table:style-name="Tabla3.8">
          <table:table-cell table:style-name="Tabla3.A3" office:value-type="string" table:protected="true">
            <text:p text:style-name="P24">Creat:</text:p>
          </table:table-cell>
          <table:table-cell table:style-name="Tabla3.B4" table:number-columns-spanned="3" office:value-type="string">
            <text:p text:style-name="P14">14/02/2018</text:p>
          </table:table-cell>
          <table:covered-table-cell/>
          <table:covered-table-cell/>
        </table:table-row>
        <table:table-row table:style-name="Tabla3.9">
          <table:table-cell table:style-name="Tabla3.A3" office:value-type="string" table:protected="true">
            <text:p text:style-name="P24">Modificat</text:p>
          </table:table-cell>
          <table:table-cell table:style-name="Tabla3.B4" table:number-columns-spanned="3" office:value-type="string">
            <text:p text:style-name="P14"><text:modification-date style:data-style-name="N36">27/08/2019</text:modification-date></text:p>
          </table:table-cell>
          <table:covered-table-cell/>
          <table:covered-table-cell/>
        </table:table-row>
        <table:table-row table:style-name="Tabla3.10">
          <table:table-cell table:style-name="Tabla3.A3" office:value-type="string" table:protected="true">
            <text:p text:style-name="P24">Fitxer:</text:p>
          </table:table-cell>
          <table:table-cell table:style-name="Tabla3.B4" table:number-columns-spanned="3" office:value-type="string">
            <text:p text:style-name="P14"><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15">
          <table:table-cell table:style-name="Tabla3.B4" table:number-columns-spanned="2" office:value-type="string">
            <text:p text:style-name="P16">Crear Document </text:p>
          </table:table-cell>
          <table:covered-table-cell/>
          <table:table-cell table:style-name="Tabla3.B4" office:value-type="string">
            <text:p text:style-name="P16">A. Nadal</text:p>
          </table:table-cell>
          <table:table-cell table:style-name="Tabla3.B4" office:value-type="string">
            <text:p text:style-name="P16">14/02/2018</text:p>
          </table:table-cell>
        </table:table-row>
        <table:table-row table:style-name="Tabla3.16">
          <table:table-cell table:style-name="Tabla3.B4" table:number-columns-spanned="2" office:value-type="string">
            <text:p text:style-name="P16">Migració a 1.1.4</text:p>
          </table:table-cell>
          <table:covered-table-cell/>
          <table:table-cell table:style-name="Tabla3.B4" office:value-type="string">
            <text:p text:style-name="P16">A. Nadal</text:p>
          </table:table-cell>
          <table:table-cell table:style-name="Tabla3.B4" office:value-type="string">
            <text:p text:style-name="P16">14/02/2018</text:p>
          </table:table-cell>
        </table:table-row>
        <table:table-row table:style-name="Tabla3.17">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18">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19">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20">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21">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22">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30"/>
      <text:p text:style-name="P5"/>
      <text:p text:style-name="P12"/>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4">1.- Introducció<text:tab/>4</text:p>
          <text:p text:style-name="P104">2.- Migració de PortaFIB 1.0.0 a PortaFIB 1.1.0<text:tab/>4</text:p>
          <text:p text:style-name="P105">2.1.- Descripció de Millores<text:tab/>4</text:p>
          <text:p text:style-name="P105">2.2.- Actualitzar BBDD<text:tab/>4</text:p>
          <text:p text:style-name="P105">2.3.- Propietats de Sistema<text:tab/>4</text:p>
          <text:p text:style-name="P105">2.4.- Canvis Configuració Web<text:tab/>5</text:p>
          <text:p text:style-name="P104">3.- Migració de PortaFIB 1.1.0 a PortaFIB 1.1.1<text:tab/>6</text:p>
          <text:p text:style-name="P105">3.1.- Descripció de Millores<text:tab/>6</text:p>
          <text:p text:style-name="P105">3.2.- Actualitzar BBDD<text:tab/>6</text:p>
          <text:p text:style-name="P104">4.- Migració de PortaFIB 1.1.1 a PortaFIB 1.1.2<text:tab/>7</text:p>
          <text:p text:style-name="P105">4.1.- Descripció de Millores<text:tab/>7</text:p>
          <text:p text:style-name="P105">4.2.- Actualitzar BBDD<text:tab/>7</text:p>
          <text:p text:style-name="P104">5.- Migració de PortaFIB 1.1.2 a PortaFIB 1.1.3<text:tab/>7</text:p>
          <text:p text:style-name="P105">5.1.- Descripció de Millores<text:tab/>7</text:p>
          <text:p text:style-name="P105">5.2.- Actualitzar BBDD<text:tab/>7</text:p>
          <text:p text:style-name="P104">6.- Migració de PortaFIB 1.1.3 a PortaFIB 1.1.4<text:tab/>7</text:p>
          <text:p text:style-name="P105">6.1.- Descripció de Millores<text:tab/>7</text:p>
          <text:p text:style-name="P105">6.2.- Sistemes<text:tab/>8</text:p>
          <text:p text:style-name="P105">6.3.- Canvis Configuració Web<text:tab/>8</text:p>
          <text:p text:style-name="P105">6.4.- Desenvolupador<text:tab/>8</text:p>
          <text:p text:style-name="P104">7.- Migració de PortaFIB 1.1.4 a PortaFIB 1.1.5<text:tab/>9</text:p>
          <text:p text:style-name="P105">7.1.- Descripció de Millores<text:tab/>9</text:p>
          <text:p text:style-name="P105">7.2.- Canvis Configuració Web<text:tab/>9</text:p>
          <text:p text:style-name="P104">8.- Migració de PortaFIB 1.1.4 a PortaFIB 2.0<text:tab/>10</text:p>
          <text:p text:style-name="P105">8.1.- Descripció de Millores<text:tab/>10</text:p>
          <text:p text:style-name="P105">8.2.- Desenvolupador<text:tab/>10</text:p>
          <text:p text:style-name="P105">8.3.- Sistemes<text:tab/>10</text:p>
          <text:p text:style-name="P105">8.4.- Canvis Configuració Web<text:tab/>12</text:p>
          <text:p text:style-name="P104">9.- Migració de PortaFIB 2.0.0 a PortaFIB 2.0.1<text:tab/>14</text:p>
          <text:p text:style-name="P105">9.1.- Descripció de Millores<text:tab/>14</text:p>
          <text:p text:style-name="P105">9.2.- BBDD<text:tab/>14</text:p>
          <text:p text:style-name="P105">9.3.- Desenvolupador i Compilador de EAR<text:tab/>14</text:p>
          <text:p text:style-name="P105">9.4.- Canvis Configuració Web<text:tab/>14</text:p>
        </text:index-body>
      </text:table-of-content>
      <text:p text:style-name="Text_20_body"/>
      <text:p text:style-name="P31"/>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78" text:outline-level="1">Migració de PortaFIB 1.0.0 a PortaFIB 1.1.0</text:h>
      <text:h text:style-name="P81" text:outline-level="2">Descripció de Millores</text:h>
      <text:p text:style-name="P40"><text:tab/>Revisar Fitxer changes.log</text:p>
      <text:h text:style-name="P81"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81" text:outline-level="2">Propietats de Sistema</text:h>
      <text:p text:style-name="P8"/>
      <text:h text:style-name="Heading_20_3" text:outline-level="3">Migrar Propietats de sistema a camps de Dades de l'entitat</text:h>
      <text:list xml:id="list869247169" text:style-name="L1">
        <text:list-item>
          <text:p text:style-name="P48">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48">La propietat "es.caib.portafib.checknifcertificate" del fitxer portafib-properties-service.xml s'ha mogut al camp "Comprovar NIF després de firmar" de Dades de l'Entitat</text:p>
        </text:list-item>
        <text:list-item>
          <text:p text:style-name="P48">La propietat "es.caib.portafib.defaultsignalgorit<text:span text:style-name="T8">h</text:span>mid" del fitxer portafib-properties-service.xml s'ha mogut al camp "Algorisme de firma <text:s/>(*)" de Dades de l'Entitat</text:p>
        </text:list-item>
      </text:list>
      <text:p text:style-name="P8"/>
      <text:h text:style-name="P107"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3021025746" text:style-name="L2">
        <text:list-item>
          <text:p text:style-name="P49">es.caib.portafib.editableuser</text:p>
        </text:list-item>
        <text:list-item>
          <text:p text:style-name="P49">es.caib.portafib.numberoferrorsinnotificationtosendmail</text:p>
        </text:list-item>
        <text:list-item>
          <text:p text:style-name="P49">es.caib.portafib.numberoferrorstopausenotification</text:p>
        </text:list-item>
        <text:list-item>
          <text:p text:style-name="P49">es.caib.portafib.notificationtimelapse</text:p>
        </text:list-item>
        <text:list-item>
          <text:p text:style-name="P49">es.caib.portafib.signaturemodule.absoluteurl (Nova propietat en PortaFIB 1.1)</text:p>
        </text:list-item>
        <text:list-item>
          <text:p text:style-name="P49">es.caib.portafib.maxuploadsizeinbytes</text:p>
        </text:list-item>
        <text:list-item>
          <text:p text:style-name="P49">es.caib.portafib.maxfitxeradaptatsizeinbytes</text:p>
        </text:list-item>
        <text:list-item>
          <text:p text:style-name="P49">es.caib.portafib.url</text:p>
        </text:list-item>
        <text:list-item>
          <text:p text:style-name="P49">es.caib.portafib.email.from</text:p>
        </text:list-item>
        <text:list-item>
          <text:p text:style-name="P49">es.caib.portafib.automaticredirect</text:p>
        </text:list-item>
        <text:list-item>
          <text:p text:style-name="P49">es.caib.portafib.emailsgroupedsendercronexpression</text:p>
        </text:list-item>
        <text:list-item>
          <text:p text:style-name="P49">es.caib.portafib.defaultentity</text:p>
        </text:list-item>
        <text:list-item>
          <text:p text:style-name="P49">es.caib.portafib.defaultrolesincreation</text:p>
        </text:list-item>
        <text:list-item>
          <text:p text:style-name="P49">es.caib.portafib.entitatidforagentssql</text:p>
        </text:list-item>
        <text:list-item>
          <text:p text:style-name="P49">es.caib.portafib.passwordforagentssql</text:p>
        </text:list-item>
      </text:list>
      <text:p text:style-name="P8"/>
      <text:h text:style-name="P107"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3825092496" text:style-name="L3">
        <text:list-item>
          <text:p text:style-name="P50">es.caib.portafib.maxitemstoshowinautocomplete</text:p>
        </text:list-item>
        <text:list-item>
          <text:p text:style-name="P50">es.caib.portafib.mincharstostartautocomplete</text:p>
        </text:list-item>
        <text:list-item>
          <text:p text:style-name="P50">es.caib.portafib.maxtimelockedsigninms</text:p>
        </text:list-item>
      </text:list>
      <text:p text:style-name="P8"><text:s text:c="11"/></text:p>
      <text:h text:style-name="P107" text:outline-level="3">Esborrar Propietats de Sistema</text:h>
      <text:p text:style-name="P8"><text:tab/>S'han d'esborrar del fitxer portafib-properties-service.xml les següent propietats:</text:p>
      <text:list xml:id="list20942166" text:style-name="L4">
        <text:list-item>
          <text:p text:style-name="P51">es.caib.portafib.name</text:p>
        </text:list-item>
      </text:list>
      <text:p text:style-name="P8"/>
      <text:h text:style-name="P81" text:outline-level="2">Canvis Configuració Web</text:h>
      <text:p text:style-name="P8"/>
      <text:h text:style-name="P107"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07"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488301965" text:style-name="L5">
        <text:list-item>
          <text:p text:style-name="P52">S'ha de crear un plugin de custòdia (copiar dades de portafib-properties-service.xml)(ADMIN)</text:p>
        </text:list-item>
        <text:list-item>
          <text:p text:style-name="P52">S'ha de crear una plantilla de custòdia a gust de l'entitat (ADEN)</text:p>
        </text:list-item>
        <text:list-item>
          <text:p text:style-name="P52">Modificar l'entitat per assignar-li la plantilla de custòdia corresponent.</text:p>
        </text:list-item>
        <text:list-item>
          <text:p text:style-name="P52">Eliminar les propietats "es.caib.portafib.defaultcustodymessage.{entitat_id}.{idioma}" del fitxer portafib-properties-service.xml</text:p>
        </text:list-item>
        <text:list-item>
          <text:p text:style-name="P54">Eliminar les propietats de plugin de custòdia del fitxer portafib-properties-service.xml (entrades es.caib.portafib.documentcustodyplugin.* i es.caib.portafib.plugins.documentcustody.*)</text:p>
        </text:list-item>
      </text:list>
      <text:p text:style-name="P8"/>
      <text:h text:style-name="P107"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07" text:outline-level="3">Filtres de <text:s/>Certificats</text:h>
      <text:p text:style-name="P8"/>
      <text:p text:style-name="P8">Filtres de <text:s/>Certificats (veure punt "10.3.- Filtres de Certificats" del Manual d'Usuari):</text:p>
      <text:list xml:id="list1606628759" text:style-name="L6">
        <text:list-item>
          <text:p text:style-name="P53">En general: S'han d'adaptar als filtres definits en el document d'integració del MiniApplet</text:p>
        </text:list-item>
        <text:list-item>
          <text:p text:style-name="P53">Per la CAIB: S'han de substituir les següents cadenes:</text:p>
          <text:list>
            <text:list-item>
              <text:p text:style-name="P53">"checkexpiration:true" =&gt; "filters.1=nonexpired:"</text:p>
            </text:list-item>
            <text:list-item>
              <text:p text:style-name="P53">"rfc2254_rec_issuer:" <text:s/>=&gt; "filters.2=issuer.rfc2254.recurse:"</text:p>
            </text:list-item>
            <text:list-item>
              <text:p text:style-name="P53">"policyid:" <text:s text:c="2"/>=&gt; "filters.3=policyid:"</text:p>
            </text:list-item>
          </text:list>
        </text:list-item>
      </text:list>
      <text:p text:style-name="P8"/>
      <text:h text:style-name="P78" text:outline-level="1"><text:bookmark-start text:name="__RefHeading__21125_1677091252"/>Migració de PortaFIB 1.1.0 a PortaFIB 1.1.1<text:bookmark-end text:name="__RefHeading__21125_1677091252"/></text:h>
      <text:p text:style-name="P9"/>
      <text:h text:style-name="P81" text:outline-level="2">Descripció de Millores</text:h>
      <text:p text:style-name="P36"><text:tab/><text:span text:style-name="T1">Revisar Fitxer changes.log</text:span></text:p>
      <text:h text:style-name="P81" text:outline-level="2">Actualitzar BBDD</text:h>
      <text:p text:style-name="P9"/>
      <text:p text:style-name="P8"><text:soft-page-break/><text:tab/>Actualitzar BBDD executant l'script <text:s/>[portafib-1.1]\scripts\bbdd\1.1\[SGBD]\update_data_from_1.1.0_to_1.1.1.sql.</text:p>
      <text:p text:style-name="P8"/>
      <text:p text:style-name="P8"/>
      <text:p text:style-name="P8"/>
      <text:h text:style-name="P78" text:outline-level="1">Migració de PortaFIB 1.1.1 a PortaFIB 1.1.2</text:h>
      <text:p text:style-name="P9"/>
      <text:h text:style-name="P81" text:outline-level="2">Descripció de Millores</text:h>
      <text:p text:style-name="P36"><text:tab/><text:span text:style-name="T1">Revisar Fitxer changes.log</text:span></text:p>
      <text:h text:style-name="P81" text:outline-level="2">Actualitzar BBDD</text:h>
      <text:p text:style-name="P10"/>
      <text:p text:style-name="P10"><text:tab/>Actualitzar BBDD executant l'script <text:s/>[portafib-1.1]\scripts\bbdd\1.1\[SGBD]\update_data_from_1.1.1_to_1.1.2.sql.</text:p>
      <text:p text:style-name="P10"/>
      <text:p text:style-name="P10"/>
      <text:p text:style-name="P8"/>
      <text:h text:style-name="P78" text:outline-level="1">Migració de PortaFIB 1.1.2 a PortaFIB 1.1.3</text:h>
      <text:p text:style-name="P9"/>
      <text:h text:style-name="P81" text:outline-level="2">Descripció de Millores</text:h>
      <text:p text:style-name="P36"><text:tab/><text:span text:style-name="T1">Revisar Fitxer changes.log</text:span></text:p>
      <text:h text:style-name="P81" text:outline-level="2">Actualitzar BBDD</text:h>
      <text:p text:style-name="P10"/>
      <text:p text:style-name="P10"><text:tab/>Actualitzar BBDD executant els scripts de BBDD <text:s/>[portafib-1.1]\scripts\bbdd\1.1\[SGBD]\update_data_from_1.1.2_to_1.1.3.sql i update_schema_from_1.1.2_to_1.1.3.sql</text:p>
      <text:p text:style-name="P10"/>
      <text:p text:style-name="P10"/>
      <text:h text:style-name="P79" text:outline-level="1">Migració de PortaFIB 1.1.3 a PortaFIB 1.1.4</text:h>
      <text:p text:style-name="P10"/>
      <text:h text:style-name="P81" text:outline-level="2">Descripció de Millores</text:h>
      <text:p text:style-name="P36"><text:tab/><text:span text:style-name="T1">Revisar Fitxer changes.log</text:span></text:p>
      <text:h text:style-name="P83" text:outline-level="2" text:is-list-header="true"/>
      <text:p text:style-name="P10"/>
      <text:p text:style-name="P10"><text:soft-page-break/></text:p>
      <text:h text:style-name="P83" text:outline-level="2">Sistemes</text:h>
      <text:list xml:id="list3316229165" text:style-name="L7">
        <text:list-item>
          <text:p text:style-name="P56">Eliminar el fitxer “portafib-notificacionsqueue-service.xml” del directori de deploy ja que no s'usa.</text:p>
        </text:list-item>
      </text:list>
      <text:h text:style-name="P83" text:outline-level="2">Canvis Configuració Web</text:h>
      <text:list xml:id="list2858390011" text:style-name="L8">
        <text:list-item>
          <text:p text:style-name="P57">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57">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57">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57">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0"/>
      <text:h text:style-name="P83" text:outline-level="2">Desenvolupador</text:h>
      <text:list xml:id="list1920468850" text:style-name="L9">
        <text:list-item>
          <text:p text:style-name="P68">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68">S'ha eliminat la Coa JBoss de Notificacions CallBack i s'ha substituït per un Programador EJB. El funcionament del mateix es descriu en el manual d'usuari en un subpunt del punt “5.15.- Llistat de Notificacions CallBack”</text:p>
        </text:list-item>
        <text:list-item>
          <text:p text:style-name="P68">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68">S'han solucionat una serie de Bugs en GenApp, pel que es necessari eliminar la carpeta [HOME]/.m2/repository/org/fundaciobit/genapp abans de recompilar PortaFIB.</text:p>
        </text:list-item>
        <text:list-item>
          <text:p text:style-name="P68">Afegits dos Profiles en la compilació de PortaFIB per afegir Plugins de Custòdia de forma opcional:</text:p>
          <text:list>
            <text:list-item>
              <text:list>
                <text:list-item>
                  <text:p text:style-name="P68">“-Parxiudigitalcaib”: Inclou el Plugin de DocumentCustody de l'Arxiu Digital CAIB</text:p>
                </text:list-item>
                <text:list-item>
                  <text:p text:style-name="P68"><text:soft-page-break/>“-Palfresco”: Inclou el Plugin de DocumentCustody de Alfresco </text:p>
                </text:list-item>
              </text:list>
            </text:list-item>
          </text:list>
        </text:list-item>
      </text:list>
      <text:p text:style-name="P40"/>
      <text:h text:style-name="P79" text:outline-level="1">Migració de PortaFIB 1.1.4 a PortaFIB 1.1.5</text:h>
      <text:p text:style-name="P10"/>
      <text:h text:style-name="P81" text:outline-level="2">Descripció de Millores</text:h>
      <text:p text:style-name="P36"><text:tab/><text:span text:style-name="T1">Revisar Fitxer changes.log</text:span></text:p>
      <text:h text:style-name="P83" text:outline-level="2">Canvis Configuració Web</text:h>
      <text:list xml:id="list3229127977" text:style-name="L10">
        <text:list-item>
          <text:p text:style-name="P69"><text:span text:style-name="T2">Afegida propietat de “es.caib.portafib.plugins.signatureweb.autofirma.timeoutbase” dins del Plugin de Firma Web de Autofirma</text:span><text:span text:style-name="T3">: “Adapta el timeout tant a la part del navegador del client com a la part servidora de trifase. Valor per defecte 60 segons. Les unitats són en segons.”</text:span></text:p>
        </text:list-item>
        <text:list-item>
          <text:p text:style-name="P70">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70">Afegida gestió de Validadors de Firma: Actualment només es suporta l'@firma. Anar a la pipella d'administrador, opció <text:s/>Mòduls de Validació de Firmes i pitjar sobre “Crear Plantilla de Mòdul de Validació de Firmes”:</text:p>
          <text:list>
            <text:list-item>
              <text:p text:style-name="P70">Noms i Descripcions: posar Plugin Validacio Firmes afirma CXF</text:p>
            </text:list-item>
            <text:list-item>
              <text:p text:style-name="P72">Classe: posar org.fundaciobit.plugins.validatesignature.afirmacxf.AfirmaCxfValidateSignaturePlugin</text:p>
            </text:list-item>
            <text:list-item>
              <text:p text:style-name="P70">Entitat: la que correspongui.</text:p>
            </text:list-item>
            <text:list-item>
              <text:p text:style-name="P70">Propietats Administrador:</text:p>
            </text:list-item>
          </text:list>
        </text:list-item>
      </text:list>
      <table:table table:name="Taula2" table:style-name="Taula2">
        <table:table-column table:style-name="Taula2.A"/>
        <table:table-row table:style-name="Taula2.1">
          <table:table-cell table:style-name="Taula2.A1" office:value-type="string">
            <text:p text:style-name="P27"># Class org.fundaciobit.plugins.validatesignature.afirmacxf.AfirmaCxfValidateSignaturePlugin</text:p>
            <text:p text:style-name="P27"/>
            <text:p text:style-name="P27"># El contingut d'aquest directori el podeu copiar de la següent ruta:</text:p>
            <text:p text:style-name="P27"># <text:s text:c="3"/>https://github.com/GovernIB/pluginsib/tree/pluginsib-1.0/plugins-validatesignature/afirmacxf/config/transformersTemplates</text:p>
            <text:p text:style-name="P27">es.caib.portafib.plugins.validatesignature.afirmacxf.TransformersTemplatesPath=D:/dades/dades/CarpetesPersonals/ProgramacioPortaFIB2/pluginsib-validatesignature/afirmacxf/config/transformersTemplates</text:p>
            <text:p text:style-name="P27"/>
            <text:p text:style-name="P27">#es.caib.portafib.plugins.validatesignature.afirmacxf.debug=false</text:p>
            <text:p text:style-name="P27">#es.caib.portafib.plugins.validatesignature.afirmacxf.printxml=false</text:p>
            <text:p text:style-name="P27"/>
            <text:p text:style-name="P27">es.caib.portafib.plugins.validatesignature.afirmacxf.ignoreservercertificates=true</text:p>
            <text:p text:style-name="P27"/>
            <text:p text:style-name="P27"># Obligatiori. Aplicació definida dins "Gestión de Aplicaciones" de @firma federat</text:p>
            <text:p text:style-name="P27">es.caib.portafib.plugins.validatesignature.afirmacxf.applicationID=APPID</text:p>
            <text:p text:style-name="P27"/>
            <text:p text:style-name="P27">es.caib.portafib.plugins.validatesignature.afirmacxf.endpoint=https://afirmades.caib.es:4430/afirmaws/services/DSSAfirmaVerify</text:p>
            <text:p text:style-name="P27"/>
            <text:p text:style-name="P27"># USERNAME-PASSWORD Token</text:p>
            <text:p text:style-name="P27">es.caib.portafib.plugins.validatesignature.afirmacxf.authorization.username=username</text:p>
            <text:p text:style-name="P27"><text:soft-page-break/>es.caib.portafib.plugins.validatesignature.afirmacxf.authorization.password=password</text:p>
            <text:p text:style-name="P27"/>
            <text:p text:style-name="P27"># CERTIFICATE Token</text:p>
            <text:p text:style-name="P27">es.caib.portafib.plugins.validatesignature.afirmacxf.authorization.ks.path=D:/dades/dades/CarpetesPersonals/Programacio/portafib-files/afirma/nou/proves-dgidt.jks</text:p>
            <text:p text:style-name="P27">es.caib.portafib.plugins.validatesignature.afirmacxf.authorization.ks.type=JKS</text:p>
            <text:p text:style-name="P27">es.caib.portafib.plugins.validatesignature.afirmacxf.authorization.ks.password=ks_pwd</text:p>
            <text:p text:style-name="P27">es.caib.portafib.plugins.validatesignature.afirmacxf.authorization.ks.cert.alias=1</text:p>
            <text:p text:style-name="P27">es.caib.portafib.plugins.validatesignature.afirmacxf.authorization.ks.cert.password=cert_pwd</text:p>
          </table:table-cell>
        </table:table-row>
      </table:table>
      <text:p text:style-name="P36"/>
      <text:h text:style-name="P79" text:outline-level="1">Migració de PortaFIB 1.1.4 a PortaFIB 2.0</text:h>
      <text:p text:style-name="P10"/>
      <text:h text:style-name="P81" text:outline-level="2">Descripció de Millores</text:h>
      <text:p text:style-name="P36"><text:tab/>Revisar Fitxer changes.log</text:p>
      <text:h text:style-name="P83" text:outline-level="2">Desenvolupador</text:h>
      <text:p text:style-name="P36"/>
      <text:list xml:id="list1736768472" text:style-name="L11">
        <text:list-item>
          <text:p text:style-name="P58">S'ha d'eliminar el següent directori [HOME]\.m2\repository\es\gob\afirma\afirma-crypto-pdf\3.3.2-SNAPSHOT</text:p>
        </text:list-item>
        <text:list-item>
          <text:p text:style-name="P58">S'ha d'eliminar el següent directori [HOME]\.m2\repository\org\fundaciobit\genapp</text:p>
        </text:list-item>
        <text:list-item>
          <text:p text:style-name="P59">S'ha d'eliminar el següent directori [HOME]\.m2\repository\org\fundaciobit\pluginsib</text:p>
        </text:list-item>
        <text:list-item>
          <text:p text:style-name="P58">De la taula PeticioDeFirma s'utilitzava el camp informacioAddicional per guardar informació d'expedient. En 2.0.0 ja hi ha camps específics per Expedient: expedientID, expedientNom i expedientUrl.</text:p>
        </text:list-item>
        <text:list-item>
          <text:p text:style-name="P58">Camps nous per informar dels detalls del Procediment: procedimentID i procedimentNom</text:p>
        </text:list-item>
        <text:list-item>
          <text:p text:style-name="P58">Camp nou informacioAddicionalAvaluable que correspon amb un tipus double. Serveix per poder filtrar per rang i agrupar segons un camp lliure (Petició de PortsIB)</text:p>
        </text:list-item>
        <text:list-item>
          <text:p text:style-name="P73">S’han eliminat els profiles de maven: ws-portafib-v2, passarelaserver-v2, passarelaweb-v2</text:p>
        </text:list-item>
        <text:list-item>
          <text:p text:style-name="P73">S’ha incorporat l’API de <text:s/>Api Firma Simple Async per a firmes diferides o asíncrones ([portafib]/apifirmaasyncsimple)</text:p>
        </text:list-item>
        <text:list-item>
          <text:p text:style-name="P74">Des de la versió 2.0.<text:span text:style-name="T11">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36"/>
      <text:h text:style-name="P83" text:outline-level="2">Sistemes</text:h>
      <text:p text:style-name="P36"/>
      <text:h text:style-name="P109" text:outline-level="3"><text:soft-page-break/>Gestors de FileSystemManager</text:h>
      <text:p text:style-name="P36"><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28">&lt;!-- NOU A 2.0.0. Tipus de FileSystemManager. Opcional i valor per defecte. --&gt;</text:p>
            <text:p text:style-name="P28">es.caib.portafib.filesystemmanagerclass=org.fundaciobit.genapp.common.filesystem.SimpleFileSystemManager</text:p>
            <text:p text:style-name="P28">&lt;!-- Si volem distribuir els fitxers en directoris, llavors utilitzar aquesta classe.</text:p>
            <text:p text:style-name="P28"><text:s text:c="5"/>Revisar punt "Migracio de 1.1.4 a 2.0.0 del 'Manual de Migracions' <text:s/></text:p>
            <text:p text:style-name="P28">es.caib.portafib.filesystemmanagerclass=org.fundaciobit.genapp.common.filesystem.ThreeFolderFileSystemManager</text:p>
            <text:p text:style-name="P28">--&gt;</text:p>
          </table:table-cell>
        </table:table-row>
      </table:table>
      <text:p text:style-name="P36"/>
      <text:p text:style-name="P36"><text:tab/>Les instal·lacions de PortaFIB que vulguin migrar al nou sistema de tres carpetes llavors han de seguir les següent passes:</text:p>
      <text:list xml:id="list3958340072" text:style-name="L12">
        <text:list-item>
          <text:p text:style-name="P60">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36"/>
      <text:list xml:id="list91544445721809" text:continue-numbering="true" text:style-name="L12">
        <text:list-item>
          <text:p text:style-name="P60">Compilar-la: </text:p>
        </text:list-item>
      </text:list>
      <table:table table:name="Taula5" table:style-name="Taula5">
        <table:table-column table:style-name="Taula5.A"/>
        <table:table-row>
          <table:table-cell table:style-name="Taula5.A1" office:value-type="string">
            <text:p text:style-name="P45">$ javac -d . ConverterSimpleToThreeFolder.java</text:p>
          </table:table-cell>
        </table:table-row>
      </table:table>
      <text:p text:style-name="P36"/>
      <text:list xml:id="list91545660384451" text:continue-numbering="true" text:style-name="L12">
        <text:list-item>
          <text:p text:style-name="P60">Executar-la:</text:p>
        </text:list-item>
      </text:list>
      <table:table table:name="Taula6" table:style-name="Taula6">
        <table:table-column table:style-name="Taula6.A"/>
        <table:table-row>
          <table:table-cell table:style-name="Taula6.A1" office:value-type="string">
            <text:p text:style-name="P43">$java -cp . org.fundaciobit.genapp.common.filesystem.ConverterSimpleToThreeFolder</text:p>
            <text:p text:style-name="P43">Necessita un argument que és la ruta la directori de fitxers</text:p>
          </table:table-cell>
        </table:table-row>
      </table:table>
      <text:p text:style-name="P36"/>
      <text:list xml:id="list91544343356886" text:continue-numbering="true" text:style-name="L12">
        <text:list-item>
          <text:p text:style-name="P60">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44">$java -cp . org.fundaciobit.genapp.common.filesystem.ConverterSimpleToThreeFolder /files/portafib</text:p>
          </table:table-cell>
        </table:table-row>
      </table:table>
      <text:p text:style-name="P36"><text:tab/>Es que farà serà copiar els fitxers a la ruta corresponent de tres directoris. </text:p>
      <text:p text:style-name="P36"/>
      <text:list xml:id="list91543747850555" text:continue-numbering="true" text:style-name="L12">
        <text:list-item>
          <text:p text:style-name="P60">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28">es.caib.portafib.filesystemmanagerclass=org.fundaciobit.genapp.common.filesystem.ThreeFolderFileSystemManager</text:p>
          </table:table-cell>
        </table:table-row>
      </table:table>
      <text:p text:style-name="P42"/>
      <text:h text:style-name="P83" text:outline-level="2"><text:soft-page-break/>Canvis Configuració Web</text:h>
      <text:p text:style-name="P36"/>
      <text:h text:style-name="P108" text:outline-level="3">Revisor de Firmes</text:h>
      <text:p text:style-name="P36"><text:tab/>S'ha afegit aquest nou role. Revisar els següent apartats del Manual d'Usuari de PortaFIB:</text:p>
      <text:list xml:id="list3463340513" text:style-name="L13">
        <text:list-item>
          <text:list>
            <text:list-item>
              <text:list>
                <text:list-item>
                  <text:list>
                    <text:list-item>
                      <text:list>
                        <text:list-item>
                          <text:list>
                            <text:list-item>
                              <text:p text:style-name="P61">Usuaris</text:p>
                            </text:list-item>
                            <text:list-item>
                              <text:p text:style-name="P61">Roles per tipus d'usuari</text:p>
                            </text:list-item>
                            <text:list-item>
                              <text:p text:style-name="P61">Gestió de Notificacions per Correu (Menú Inici)</text:p>
                            </text:list-item>
                            <text:list-item>
                              <text:p text:style-name="P61">Revisors de Firmes en Flux de Firmes</text:p>
                            </text:list-item>
                            <text:list-item>
                              <text:p text:style-name="P61">Gestió de Revisors (Menú Administrador d'Entitat)</text:p>
                            </text:list-item>
                            <text:list-item>
                              <text:p text:style-name="P61">Afegir Revisors de Firma al Flux</text:p>
                            </text:list-item>
                            <text:list-item>
                              <text:p text:style-name="P61">Menú Revisor</text:p>
                            </text:list-item>
                          </text:list>
                        </text:list-item>
                      </text:list>
                    </text:list-item>
                  </text:list>
                </text:list-item>
              </text:list>
            </text:list-item>
          </text:list>
        </text:list-item>
      </text:list>
      <text:h text:style-name="P108" text:outline-level="3">Configuració de Firma d'Usuari Aplicació i ApiFirmaSimple</text:h>
      <text:p text:style-name="P35"><text:tab/>S'ha implementat una nova API REST anomenada Api Firma Simple que serveix per realitzar firmes síncrones de forma simple, tant web com en servidor. Revisar el document Manual_Integracio_API_Firma_Simple_v1_0.odt per conèixer els detalls tècnics.</text:p>
      <text:p text:style-name="P35"><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35"><text:tab/><text:span text:style-name="T9">Els Usuaris-Aplicació que s’utilitzen per cridades WS a l’API de Passarela (Web i En Servidor) se’ls hi ha d’assignar un i sols un Perfil de Firma. Si no en tenen cap o en tenen més d’un llavors les cridades llançaran un error.</text:span></text:p>
      <text:h text:style-name="P108" text:outline-level="3">Gestió de Plugins de Validació de Firmes</text:h>
      <text:p text:style-name="P35"><text:tab/>S'ha substituït la validació dels certificats emprats en una firma, per la validació directament de la firma, a partir de Plugins de Validació de Firmes de PluginsIB.</text:p>
      <text:p text:style-name="P35"><text:tab/>Revisar el punt “Mòduls de Validació de Firmes” del “Manual d'Usuari de PortaFIB”, concretament dels apartats Administrador i Administrador d'Entitat.</text:p>
      <text:h text:style-name="P108" text:outline-level="3">Altres</text:h>
      <text:list xml:id="list3751654897" text:style-name="L14">
        <text:list-item>
          <text:p text:style-name="P7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46"/>
      <text:list xml:id="list91543678948129" text:continue-numbering="true" text:style-name="L14">
        <text:list-item>
          <text:p text:style-name="P67"><text:span text:style-name="T19">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6"><text:soft-page-break/></text:p>
      <text:list xml:id="list91544498856797" text:continue-numbering="true" text:style-name="L14">
        <text:list-item>
          <text:p text:style-name="P62">S'han ampliat les opcions d'usuaris entitat i usuaris aplicació respecte a la Política de Custòdia. Veure punt Modificar Usuari Aplicació i Modificar Usuari Entitat del “Manual d'Usuari PortaFIB”</text:p>
        </text:list-item>
      </text:list>
      <text:p text:style-name="P36"/>
      <text:list xml:id="list91545021936895" text:continue-numbering="true" text:style-name="L14">
        <text:list-item>
          <text:p text:style-name="P63">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36"/>
      <text:list xml:id="list91544022391176" text:continue-numbering="true" text:style-name="L14">
        <text:list-item>
          <text:p text:style-name="P64">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38">es.caib.portafib.plugins.signatureserver.afirmaserver.endpoint_upgrade=https://afirmades.caib.es:4430/afirmaws/services/DSSAfirmaVerify</text:p>
          </table:table-cell>
        </table:table-row>
      </table:table>
      <text:p text:style-name="P36"/>
      <text:list xml:id="list91545253407058" text:continue-numbering="true" text:style-name="L14">
        <text:list-item>
          <text:p text:style-name="P62">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36"># 5 minuts</text:p>
            <text:p text:style-name="P36">es.caib.portafib.plugins.signatureweb.autofirma.timeoutbase=300</text:p>
          </table:table-cell>
        </table:table-row>
      </table:table>
      <text:p text:style-name="P41"/>
      <text:list xml:id="list91543678092687" text:continue-numbering="true" text:style-name="L14">
        <text:list-item>
          <text:p text:style-name="P67"><text:span text:style-name="T19">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6"/>
      <text:list xml:id="list91544893018542" text:continue-numbering="true" text:style-name="L14">
        <text:list-item>
          <text:p text:style-name="P67">Nou Plugin de Firma Web de FNMT Cloud: Veure el subapartat “Plugin de Firma Web de FNMTCloud” de punt “Implementacions de Plugins o Mòduls de Firma Web” si es vol donar d'alta.</text:p>
        </text:list-item>
      </text:list>
      <text:p text:style-name="P66"/>
      <text:list xml:id="list91543918782887" text:continue-numbering="true" text:style-name="L14">
        <text:list-item>
          <text:p text:style-name="P103"><text:span text:style-name="T7">Nova propietat global d'entitat: </text:span><text:span text:style-name="T4">es.caib.portafib.</text:span><text:span text:style-name="T5">transformpdfa: Nou a la versió 2.0.0 <text:s/>Amb firmes PAdES, si aquest valor es true i el tipus de PDF és PDF/A1 o PDF/A2 o PDF/A3, llavors es transforma el PDF per a que pugui ser adaptat (taula de firmes, ....), però perd la condició de PDF/A <text:s/></text:span><text:span text:style-name="T6">#242</text:span></text:p>
          <text:p text:style-name="P87"/>
        </text:list-item>
        <text:list-item>
          <text:p text:style-name="P88">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102"/>
      <text:list xml:id="list91544430992301" text:continue-numbering="true" text:style-name="L14">
        <text:list-item>
          <text:p text:style-name="P88"><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101"/>
      <text:p text:style-name="P101"/>
      <text:p text:style-name="P101"/>
      <text:p text:style-name="P101"/>
      <text:h text:style-name="P80" text:outline-level="1">Migració de PortaFIB <text:span text:style-name="T10">2</text:span>.<text:span text:style-name="T10">0</text:span>.<text:span text:style-name="T10">0</text:span> a PortaFIB 2.0.<text:span text:style-name="T10">1</text:span></text:h>
      <text:p text:style-name="P11"/>
      <text:h text:style-name="P82" text:outline-level="2">Descripció de Millores</text:h>
      <text:list xml:id="list2463357728" text:style-name="L15">
        <text:list-item>
          <text:p text:style-name="P76">Revisar Fitxer changes.log</text:p>
        </text:list-item>
        <text:list-item>
          <text:p text:style-name="P77">Ja es permet la Firma de Documents PDF/A de qualsevol tipus</text:p>
        </text:list-item>
        <text:list-item>
          <text:p text:style-name="P77">Ja es fa qualsevol firma sense necessitat d’adaptar el document PDF abans. </text:p>
        </text:list-item>
      </text:list>
      <text:h text:style-name="P86" text:outline-level="2">BBDD</text:h>
      <text:list xml:id="list925885757" text:style-name="L16">
        <text:list-item>
          <text:p text:style-name="P65">Afegir nous tipus Documentals #274</text:p>
        </text:list-item>
      </text:list>
      <text:p text:style-name="P39"/>
      <text:p text:style-name="P37"/>
      <text:h text:style-name="P84" text:outline-level="2"><text:span text:style-name="T12">D</text:span>esenvolupador <text:span text:style-name="T14">i Compilador de EAR</text:span></text:h>
      <text:list xml:id="list3238780230" text:style-name="L17">
        <text:list-item>
          <text:p text:style-name="P75">Documentar API Firma Asincrona Simple #273</text:p>
        </text:list-item>
        <text:list-item>
          <text:p text:style-name="P90">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92">Esborrar la llibreria afirma-crypto-pdf del repositori local maven: esborrar la carpeta [HOME]\.m2\repository\es\gob\afirma\afirma-crypto-pdf\3.3.2-SNAPSHOT.</text:p>
        </text:list-item>
      </text:list>
      <text:p text:style-name="P101"/>
      <text:h text:style-name="P85" text:outline-level="2">Canvis Configuració Web</text:h>
      <text:p text:style-name="P101"/>
      <text:h text:style-name="P106" text:outline-level="3">Administrador</text:h>
      <text:list xml:id="list3955585062" text:style-name="L18">
        <text:list-item>
          <text:p text:style-name="P91">Nova propietat global associada a l'API Rest External Signature "es.caib.portafib.<text:span text:style-name="T13">portafiburlforexternalsignatures": Opcional. Requerida si és fa ús de l'API Rest de ExternalSignature per informar a usuaris de terceres aplicacions </text:span>de la ruta <text:s/>arrel de <text:span text:style-name="T13">PortaFIB</text:span></text:p>
        </text:list-item>
        <text:list-item>
          <text:p text:style-name="P93">Nova opció de Menú "Consulta Propietats de Sistema" que serveix per consultar les Propietats de Sistema de PortaFIB i veure quines són Desconegudes o Obsoletes.</text:p>
        </text:list-item>
        <text:list-item>
          <text:p text:style-name="P94"><text:soft-page-break/>Revisar l'opció de menú "Gestió de Propietats Globals" <text:span text:style-name="T15">ja que se li ha incorporat una nova columna que indica les Propietats </text:span>Desconegudes o Obsoletes.</text:p>
          <text:p text:style-name="P96"/>
        </text:list-item>
      </text:list>
      <text:p text:style-name="P55"/>
      <text:h text:style-name="P110" text:outline-level="3">Administrador Entitat</text:h>
      <text:list xml:id="list4252178964" text:style-name="L19">
        <text:list-item>
          <text:p text:style-name="P97">Esborrades les propietats es.caib.portafib.transformpdfa i <text:s/>es.caib.portafib.forcecleanpdf</text:p>
        </text:list-item>
        <text:list-item>
          <text:p text:style-name="P98">Afegides estadistiques de Número de Firmes realitzades.</text:p>
        </text:list-item>
        <text:list-item>
          <text:p text:style-name="P97">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95">Revisar l'opció de menú "Gestió de Propietats d’Entitat" <text:span text:style-name="T16">ja que se li ha incorporat una nova columna que indica les Propietats </text:span>Desconegudes o Obsoletes.</text:p>
        </text:list-item>
        <text:list-item>
          <text:p text:style-name="P98">Nova opció de menú "Bitàcola de Peticions de Firma", per consultar <text:span text:style-name="T18">bitàcoles</text:span> de peticions esborrades i <text:span text:style-name="T18">bitàcoles</text:span> d'un dia en concret.</text:p>
        </text:list-item>
        <text:list-item>
          <text:p text:style-name="P99"><text:span text:style-name="T17">Noves polítiques de Custòdia <text:s/>per Usuari Entitat, Usuari Aplicació i Entitat:</text:span></text:p>
          <text:list>
            <text:list-item>
              <text:p text:style-name="P99"><text:span text:style-name="T18">Usar la Política</text:span> <text:span text:style-name="T18">de </text:span>Cust<text:span text:style-name="T18">ò</text:span>dia <text:span text:style-name="T18">d</text:span>efinida <text:span text:style-name="T18">en l’entitat. (Només per Usuari-Entitat i Usuari Aplicació)</text:span></text:p>
            </text:list-item>
            <text:list-item>
              <text:p text:style-name="P98"><text:span text:style-name="T18">Política</text:span> Cust<text:span text:style-name="T18">ò</text:span>dia No Permetre: <text:span text:style-name="T18">No permet custòdia</text:span></text:p>
            </text:list-item>
            <text:list-item>
              <text:p text:style-name="P100"><text:span text:style-name="T18">Política</text:span> Cust<text:span text:style-name="T18">ò</text:span>dia Obligatori Plantilla <text:span text:style-name="T18">d</text:span>efinida <text:span text:style-name="T18">a continuació</text:span>: Obligatori Plantilla <text:span text:style-name="T18">elegida e</text:span>n Entitat, Usuari-Entitat <text:s/><text:span text:style-name="T18">o</text:span> Usuari-Aplicació.</text:p>
            </text:list-item>
            <text:list-item>
              <text:p text:style-name="P98"><text:span text:style-name="T18">Política</text:span> Cust<text:span text:style-name="T18">ò</text:span>dia Sense Custodia <text:span text:style-name="T18">o Política</text:span> <text:span text:style-name="T18">d</text:span>efinida <text:span text:style-name="T18">e</text:span>n <text:span text:style-name="T18">e</text:span>ntitat <text:span text:style-name="T18">p</text:span>er <text:span text:style-name="T18">d</text:span>efecte <text:span text:style-name="T18">a</text:span>ctiu: <text:span text:style-name="T18">Es pot elegir entre no custodiar o elegir el sistema de custòdia definit en l’entitat. Si és el sistema qui ha d’elegir, llavors elegeix la política de custòdia definida en l’entitat.</text:span></text:p>
            </text:list-item>
            <text:list-item>
              <text:p text:style-name="P100"><text:span text:style-name="T18">Política</text:span> Cust<text:span text:style-name="T18">ò</text:span>dia Sense Custodia <text:span text:style-name="T18">o </text:span>Politica <text:span text:style-name="T18">d</text:span>efinida <text:span text:style-name="T18">e</text:span>n Entitat <text:span text:style-name="T18">p</text:span>er <text:span text:style-name="T18">d</text:span>efecte <text:span text:style-name="T18">n</text:span>o <text:span text:style-name="T18">a</text:span>ctiu: <text:span text:style-name="T18">Es pot elegir entre no custodiar o elegir el sistema de custòdia definit en l’entitat. Si és el sistema qui ha d’elegir, llavors elegeix no custodiar.</text:span></text:p>
            </text:list-item>
            <text:list-item>
              <text:p text:style-name="P100"><text:span text:style-name="T18">Política</text:span> Cust<text:span text:style-name="T18">ò</text:span>dia Llibertat Total : Llibertat Total (Selecció, Edició I Us)</text:p>
            </text:list-item>
          </text:list>
        </text:list-item>
      </text:list>
      <text:p text:style-name="P89"/>
      <text:p text:style-name="P89"/>
      <text:p text:style-name="P89"/>
      <text:p text:style-name="P89"/>
      <text:p text:style-name="P29"/>
      <text:p text:style-name="P29"/>
      <text:p text:style-name="P29"/>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27"><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13" draw:style-name="Mgr1" draw:text-style-name="MP4" svg:x1="0.062cm" svg:y1="0.056cm" svg:x2="16.995cm" svg:y2="0.03cm"><text:p/></draw:line></text:p>
        <text:p text:style-name="MP3"><text:page-number text:select-page="current">14</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4-01-14T14:56:52.65</meta:creation-date>
    <meta:editing-cycles>479</meta:editing-cycles>
    <meta:editing-duration>P26DT18H36M56S</meta:editing-duration>
    <meta:initial-creator>Antoni Nadal</meta:initial-creator>
    <dc:date>2019-08-27T09:15:43.297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5" meta:paragraph-count="288" meta:word-count="3314" meta:character-count="25461" meta:non-whitespace-character-count="22500"/>
    <meta:user-defined meta:name="Información 1"/>
    <meta:user-defined meta:name="Información 2"/>
    <meta:user-defined meta:name="Información 3"/>
    <meta:user-defined meta:name="Información 4"/>
  </office:meta>
</office:document-meta>
</file>